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c1c1c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144cm" svg:height="12.192cm" svg:x="7.974cm" svg:y="4.06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446cm" svg:y1="13.97cm" svg:x2="12.446cm" svg:y2="5.588cm">
          <text:p/>
        </draw:line>
        <draw:line draw:style-name="gr2" draw:text-style-name="P1" draw:layer="layout" svg:x1="12.446cm" svg:y1="13.716cm" svg:x2="10.922cm" svg:y2="6.604cm">
          <text:p/>
        </draw:line>
        <draw:line draw:style-name="gr2" draw:text-style-name="P1" draw:layer="layout" svg:x1="10.414cm" svg:y1="5.842cm" svg:x2="11.684cm" svg:y2="7.36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2:14:12.526970549</meta:creation-date>
    <dc:date>2016-10-08T12:25:05.049411577</dc:date>
    <meta:editing-duration>P0D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